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2.087cm"/>
    </style:style>
    <style:style style:name="co3" style:family="table-column">
      <style:table-column-properties fo:break-before="auto" style:column-width="3.95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global_size</text:p>
          </table:table-cell>
          <table:table-cell office:value-type="string">
            <text:p>numwkgrp</text:p>
          </table:table-cell>
          <table:table-cell office:value-type="string">
            <text:p>time (microseconds)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2">
            <text:p>6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5">
            <text:p>7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6">
            <text:p>8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96">
            <text:p>9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3">
            <text:p>10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5">
            <text:p>10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6">
            <text:p>1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7">
            <text:p>10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9">
            <text:p>10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0">
            <text:p>1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1">
            <text:p>1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2">
            <text:p>11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3">
            <text:p>11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4">
            <text:p>11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5">
            <text:p>1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8">
            <text:p>1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9">
            <text:p>11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1">
            <text:p>12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3">
            <text:p>1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4">
            <text:p>12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5">
            <text:p>12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6">
            <text:p>1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7">
            <text:p>12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9">
            <text:p>12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30">
            <text:p>13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31">
            <text:p>1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32">
            <text:p>1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33">
            <text:p>13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34">
            <text:p>1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35">
            <text:p>13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36">
            <text:p>1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37">
            <text:p>1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39">
            <text:p>13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40">
            <text:p>14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43">
            <text:p>14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44">
            <text:p>14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45">
            <text:p>14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48">
            <text:p>14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50">
            <text:p>15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51">
            <text:p>15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52">
            <text:p>15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53">
            <text:p>15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54">
            <text:p>15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55">
            <text:p>15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56">
            <text:p>15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57">
            <text:p>15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58">
            <text:p>15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59">
            <text:p>15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0">
            <text:p>16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1">
            <text:p>16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2">
            <text:p>16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3">
            <text:p>16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4">
            <text:p>16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5">
            <text:p>16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6">
            <text:p>16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7">
            <text:p>16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8">
            <text:p>16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9">
            <text:p>16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0">
            <text:p>17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1">
            <text:p>17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2">
            <text:p>17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3">
            <text:p>17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4">
            <text:p>17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5">
            <text:p>17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6">
            <text:p>17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7">
            <text:p>17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8">
            <text:p>17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9">
            <text:p>17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0">
            <text:p>18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1">
            <text:p>18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2">
            <text:p>18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3">
            <text:p>18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4">
            <text:p>18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7">
            <text:p>18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8">
            <text:p>18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89">
            <text:p>18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90">
            <text:p>19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91">
            <text:p>19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92">
            <text:p>19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93">
            <text:p>19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94">
            <text:p>19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95">
            <text:p>19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96">
            <text:p>19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97">
            <text:p>19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98">
            <text:p>19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99">
            <text:p>19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01">
            <text:p>20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04">
            <text:p>20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06">
            <text:p>20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07">
            <text:p>20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08">
            <text:p>20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09">
            <text:p>20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10">
            <text:p>21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11">
            <text:p>21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12">
            <text:p>21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13">
            <text:p>21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14">
            <text:p>21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15">
            <text:p>21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16">
            <text:p>21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17">
            <text:p>21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18">
            <text:p>21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19">
            <text:p>21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20">
            <text:p>22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21">
            <text:p>22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22">
            <text:p>22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23">
            <text:p>22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24">
            <text:p>22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25">
            <text:p>22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26">
            <text:p>22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27">
            <text:p>22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28">
            <text:p>22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29">
            <text:p>22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30">
            <text:p>23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31">
            <text:p>23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32">
            <text:p>23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33">
            <text:p>23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34">
            <text:p>23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35">
            <text:p>23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36">
            <text:p>23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37">
            <text:p>23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38">
            <text:p>23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39">
            <text:p>23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40">
            <text:p>24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41">
            <text:p>24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42">
            <text:p>24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43">
            <text:p>24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44">
            <text:p>24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45">
            <text:p>24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46">
            <text:p>24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47">
            <text:p>24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48">
            <text:p>24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49">
            <text:p>24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0">
            <text:p>25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1">
            <text:p>25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2">
            <text:p>25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3">
            <text:p>25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4">
            <text:p>25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5">
            <text:p>25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3">
            <text:p>10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6">
            <text:p>1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7">
            <text:p>10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10">
            <text:p>1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11">
            <text:p>1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12">
            <text:p>11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14">
            <text:p>11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15">
            <text:p>1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18">
            <text:p>1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19">
            <text:p>11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0">
            <text:p>1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3">
            <text:p>1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9">
            <text:p>12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31">
            <text:p>1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36">
            <text:p>1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43">
            <text:p>14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44">
            <text:p>14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46">
            <text:p>14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47">
            <text:p>14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48">
            <text:p>14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49">
            <text:p>14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1">
            <text:p>1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2">
            <text:p>15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6">
            <text:p>15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4">
            <text:p>16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5">
            <text:p>16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7">
            <text:p>16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8">
            <text:p>16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9">
            <text:p>16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70">
            <text:p>17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71">
            <text:p>1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72">
            <text:p>17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73">
            <text:p>17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74">
            <text:p>17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75">
            <text:p>17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76">
            <text:p>17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77">
            <text:p>17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81">
            <text:p>18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83">
            <text:p>18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84">
            <text:p>18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85">
            <text:p>18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86">
            <text:p>18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88">
            <text:p>18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89">
            <text:p>18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90">
            <text:p>19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92">
            <text:p>19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93">
            <text:p>19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94">
            <text:p>19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96">
            <text:p>19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97">
            <text:p>19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98">
            <text:p>19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99">
            <text:p>19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1">
            <text:p>20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2">
            <text:p>20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3">
            <text:p>20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4">
            <text:p>20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5">
            <text:p>20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7">
            <text:p>20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8">
            <text:p>20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9">
            <text:p>20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10">
            <text:p>21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13">
            <text:p>21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14">
            <text:p>21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16">
            <text:p>21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17">
            <text:p>21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18">
            <text:p>21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19">
            <text:p>21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21">
            <text:p>22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22">
            <text:p>22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23">
            <text:p>22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24">
            <text:p>22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25">
            <text:p>22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26">
            <text:p>22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27">
            <text:p>22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29">
            <text:p>22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30">
            <text:p>23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31">
            <text:p>23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32">
            <text:p>23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33">
            <text:p>23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35">
            <text:p>23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36">
            <text:p>23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37">
            <text:p>23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38">
            <text:p>23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39">
            <text:p>23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40">
            <text:p>24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41">
            <text:p>24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42">
            <text:p>24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43">
            <text:p>24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44">
            <text:p>24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45">
            <text:p>24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46">
            <text:p>24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47">
            <text:p>24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48">
            <text:p>24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49">
            <text:p>24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0">
            <text:p>25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1">
            <text:p>25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2">
            <text:p>25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3">
            <text:p>25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4">
            <text:p>25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5">
            <text:p>25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06">
            <text:p>1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14">
            <text:p>11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18">
            <text:p>1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23">
            <text:p>1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31">
            <text:p>1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35">
            <text:p>13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47">
            <text:p>14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51">
            <text:p>1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52">
            <text:p>15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56">
            <text:p>15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67">
            <text:p>16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68">
            <text:p>16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75">
            <text:p>17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76">
            <text:p>17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88">
            <text:p>18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90">
            <text:p>19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92">
            <text:p>19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99">
            <text:p>19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02">
            <text:p>2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03">
            <text:p>20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05">
            <text:p>20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09">
            <text:p>20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14">
            <text:p>21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15">
            <text:p>2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16">
            <text:p>21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19">
            <text:p>21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23">
            <text:p>2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24">
            <text:p>22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27">
            <text:p>22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31">
            <text:p>23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34">
            <text:p>23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35">
            <text:p>23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36">
            <text:p>23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38">
            <text:p>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39">
            <text:p>23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40">
            <text:p>24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42">
            <text:p>24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47">
            <text:p>24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48">
            <text:p>24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50">
            <text:p>25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51">
            <text:p>25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52">
            <text:p>25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53">
            <text:p>25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54">
            <text:p>25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255">
            <text:p>25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6">
            <text:p>1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1">
            <text:p>1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4">
            <text:p>11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8">
            <text:p>1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3">
            <text:p>1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31">
            <text:p>1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35">
            <text:p>13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36">
            <text:p>1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43">
            <text:p>14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44">
            <text:p>14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47">
            <text:p>14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51">
            <text:p>1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52">
            <text:p>15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56">
            <text:p>15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4">
            <text:p>16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5">
            <text:p>16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7">
            <text:p>16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9">
            <text:p>16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71">
            <text:p>1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72">
            <text:p>17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76">
            <text:p>17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83">
            <text:p>18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84">
            <text:p>18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88">
            <text:p>18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92">
            <text:p>19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96">
            <text:p>19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98">
            <text:p>19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99">
            <text:p>19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3">
            <text:p>20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4">
            <text:p>20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5">
            <text:p>20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9">
            <text:p>20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14">
            <text:p>21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15">
            <text:p>2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16">
            <text:p>21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19">
            <text:p>21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21">
            <text:p>22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23">
            <text:p>2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24">
            <text:p>22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25">
            <text:p>22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27">
            <text:p>22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31">
            <text:p>23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32">
            <text:p>23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33">
            <text:p>23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35">
            <text:p>23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36">
            <text:p>23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38">
            <text:p>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39">
            <text:p>23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40">
            <text:p>24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41">
            <text:p>24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42">
            <text:p>24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43">
            <text:p>24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44">
            <text:p>24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47">
            <text:p>24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48">
            <text:p>24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0">
            <text:p>25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1">
            <text:p>25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3">
            <text:p>25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4">
            <text:p>25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5">
            <text:p>25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14">
            <text:p>11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43">
            <text:p>14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47">
            <text:p>14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48">
            <text:p>14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64">
            <text:p>16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67">
            <text:p>16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68">
            <text:p>16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71">
            <text:p>1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72">
            <text:p>17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75">
            <text:p>17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76">
            <text:p>17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83">
            <text:p>18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199">
            <text:p>19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03">
            <text:p>20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08">
            <text:p>20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15">
            <text:p>2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16">
            <text:p>21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19">
            <text:p>21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21">
            <text:p>22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23">
            <text:p>2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27">
            <text:p>22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29">
            <text:p>22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31">
            <text:p>23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32">
            <text:p>23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33">
            <text:p>23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35">
            <text:p>23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38">
            <text:p>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39">
            <text:p>23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40">
            <text:p>24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42">
            <text:p>24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43">
            <text:p>24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47">
            <text:p>24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48">
            <text:p>24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0">
            <text:p>25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1">
            <text:p>25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2">
            <text:p>25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3">
            <text:p>25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4">
            <text:p>25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5">
            <text:p>25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10">
            <text:p>1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15">
            <text:p>1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17">
            <text:p>1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18">
            <text:p>11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35">
            <text:p>13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51">
            <text:p>15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52">
            <text:p>15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53">
            <text:p>15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58">
            <text:p>15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61">
            <text:p>16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62">
            <text:p>16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63">
            <text:p>16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64">
            <text:p>16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65">
            <text:p>16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66">
            <text:p>16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67">
            <text:p>16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71">
            <text:p>1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73">
            <text:p>17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74">
            <text:p>17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76">
            <text:p>17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83">
            <text:p>18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84">
            <text:p>18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85">
            <text:p>18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92">
            <text:p>19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93">
            <text:p>1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96">
            <text:p>19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99">
            <text:p>19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03">
            <text:p>20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04">
            <text:p>20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05">
            <text:p>20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08">
            <text:p>20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15">
            <text:p>2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23">
            <text:p>2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25">
            <text:p>22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27">
            <text:p>22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33">
            <text:p>23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35">
            <text:p>23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38">
            <text:p>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42">
            <text:p>24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47">
            <text:p>24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50">
            <text:p>25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52">
            <text:p>25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255">
            <text:p>25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18">
            <text:p>1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38">
            <text:p>1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47">
            <text:p>14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49">
            <text:p>14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53">
            <text:p>15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66">
            <text:p>16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67">
            <text:p>16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71">
            <text:p>1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75">
            <text:p>17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83">
            <text:p>18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99">
            <text:p>19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03">
            <text:p>20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12">
            <text:p>21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15">
            <text:p>2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19">
            <text:p>21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24">
            <text:p>22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27">
            <text:p>22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35">
            <text:p>23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36">
            <text:p>23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37">
            <text:p>23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38">
            <text:p>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39">
            <text:p>23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40">
            <text:p>24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42">
            <text:p>24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43">
            <text:p>24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47">
            <text:p>24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48">
            <text:p>24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49">
            <text:p>24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50">
            <text:p>25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51">
            <text:p>25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52">
            <text:p>25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54">
            <text:p>25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255">
            <text:p>25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6">
            <text:p>1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10">
            <text:p>1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14">
            <text:p>11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15">
            <text:p>1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18">
            <text:p>1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35">
            <text:p>13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43">
            <text:p>14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47">
            <text:p>14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52">
            <text:p>15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7">
            <text:p>16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8">
            <text:p>16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70">
            <text:p>17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72">
            <text:p>17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75">
            <text:p>17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76">
            <text:p>17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82">
            <text:p>18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84">
            <text:p>18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89">
            <text:p>18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92">
            <text:p>19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96">
            <text:p>19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3">
            <text:p>20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4">
            <text:p>20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8">
            <text:p>20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13">
            <text:p>21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15">
            <text:p>2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16">
            <text:p>21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21">
            <text:p>22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23">
            <text:p>2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24">
            <text:p>22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25">
            <text:p>22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26">
            <text:p>22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28">
            <text:p>22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29">
            <text:p>22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31">
            <text:p>23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32">
            <text:p>23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33">
            <text:p>23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35">
            <text:p>23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36">
            <text:p>23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39">
            <text:p>23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40">
            <text:p>24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41">
            <text:p>24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42">
            <text:p>24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43">
            <text:p>24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44">
            <text:p>24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47">
            <text:p>24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0">
            <text:p>25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1">
            <text:p>25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2">
            <text:p>25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3">
            <text:p>25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4">
            <text:p>25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5">
            <text:p>25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96">
            <text:p>9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12">
            <text:p>1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20">
            <text:p>12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37">
            <text:p>1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49">
            <text:p>14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68">
            <text:p>16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99">
            <text:p>19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04">
            <text:p>20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17">
            <text:p>21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23">
            <text:p>2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29">
            <text:p>22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31">
            <text:p>23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35">
            <text:p>23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36">
            <text:p>23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38">
            <text:p>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39">
            <text:p>23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42">
            <text:p>24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44">
            <text:p>24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47">
            <text:p>24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49">
            <text:p>24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54">
            <text:p>25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84">
            <text:p>8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03">
            <text:p>10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04">
            <text:p>10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05">
            <text:p>10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10">
            <text:p>1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14">
            <text:p>11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16">
            <text:p>11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17">
            <text:p>11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18">
            <text:p>11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30">
            <text:p>13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31">
            <text:p>13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38">
            <text:p>1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39">
            <text:p>1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41">
            <text:p>14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42">
            <text:p>14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43">
            <text:p>14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47">
            <text:p>14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51">
            <text:p>1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62">
            <text:p>16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63">
            <text:p>16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64">
            <text:p>16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67">
            <text:p>16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72">
            <text:p>17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73">
            <text:p>17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74">
            <text:p>17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75">
            <text:p>17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80">
            <text:p>18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82">
            <text:p>18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6">
            <text:p>19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16">
            <text:p>21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19">
            <text:p>21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23">
            <text:p>2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27">
            <text:p>22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31">
            <text:p>23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33">
            <text:p>23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35">
            <text:p>23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36">
            <text:p>23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38">
            <text:p>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39">
            <text:p>23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40">
            <text:p>24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42">
            <text:p>24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43">
            <text:p>24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47">
            <text:p>24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50">
            <text:p>25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51">
            <text:p>25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53">
            <text:p>25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54">
            <text:p>25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255">
            <text:p>25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96">
            <text:p>9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03">
            <text:p>1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14">
            <text:p>11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64">
            <text:p>16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67">
            <text:p>16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71">
            <text:p>1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75">
            <text:p>17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83">
            <text:p>18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86">
            <text:p>18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199">
            <text:p>19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03">
            <text:p>20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08">
            <text:p>20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13">
            <text:p>21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15">
            <text:p>2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19">
            <text:p>21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27">
            <text:p>22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38">
            <text:p>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39">
            <text:p>23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42">
            <text:p>24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43">
            <text:p>24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47">
            <text:p>24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50">
            <text:p>25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51">
            <text:p>25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52">
            <text:p>25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54">
            <text:p>25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1264">
            <text:p>11264</text:p>
          </table:table-cell>
          <table:table-cell office:value-type="float" office:value="255">
            <text:p>25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83">
            <text:p>8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92">
            <text:p>9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96">
            <text:p>9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10">
            <text:p>1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17">
            <text:p>1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38">
            <text:p>1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51">
            <text:p>1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83">
            <text:p>18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99">
            <text:p>19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04">
            <text:p>20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23">
            <text:p>2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29">
            <text:p>22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32">
            <text:p>23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33">
            <text:p>23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35">
            <text:p>23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38">
            <text:p>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42">
            <text:p>24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45">
            <text:p>24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47">
            <text:p>24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50">
            <text:p>25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54">
            <text:p>25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14">
            <text:p>11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15">
            <text:p>11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16">
            <text:p>11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31">
            <text:p>1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43">
            <text:p>14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51">
            <text:p>1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65">
            <text:p>16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66">
            <text:p>16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68">
            <text:p>16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70">
            <text:p>17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71">
            <text:p>1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75">
            <text:p>17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83">
            <text:p>18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86">
            <text:p>18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92">
            <text:p>19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94">
            <text:p>19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199">
            <text:p>19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02">
            <text:p>2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08">
            <text:p>20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15">
            <text:p>2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16">
            <text:p>21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18">
            <text:p>21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21">
            <text:p>22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35">
            <text:p>23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38">
            <text:p>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42">
            <text:p>24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45">
            <text:p>24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46">
            <text:p>24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47">
            <text:p>24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53">
            <text:p>25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3312">
            <text:p>13312</text:p>
          </table:table-cell>
          <table:table-cell office:value-type="float" office:value="255">
            <text:p>25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38">
            <text:p>1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67">
            <text:p>16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71">
            <text:p>1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75">
            <text:p>17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83">
            <text:p>18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94">
            <text:p>19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95">
            <text:p>19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199">
            <text:p>19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04">
            <text:p>20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08">
            <text:p>20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15">
            <text:p>2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23">
            <text:p>2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35">
            <text:p>23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38">
            <text:p>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41">
            <text:p>24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42">
            <text:p>24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43">
            <text:p>24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47">
            <text:p>24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50">
            <text:p>25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54">
            <text:p>25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4336">
            <text:p>14336</text:p>
          </table:table-cell>
          <table:table-cell office:value-type="float" office:value="255">
            <text:p>25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14">
            <text:p>11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24">
            <text:p>12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37">
            <text:p>1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41">
            <text:p>14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49">
            <text:p>14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62">
            <text:p>16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66">
            <text:p>16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67">
            <text:p>16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71">
            <text:p>1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75">
            <text:p>17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83">
            <text:p>18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87">
            <text:p>18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93">
            <text:p>19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97">
            <text:p>19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03">
            <text:p>20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06">
            <text:p>20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11">
            <text:p>21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15">
            <text:p>2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23">
            <text:p>2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31">
            <text:p>23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36">
            <text:p>23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38">
            <text:p>23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39">
            <text:p>23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42">
            <text:p>24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44">
            <text:p>24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46">
            <text:p>24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51">
            <text:p>25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54">
            <text:p>25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5360">
            <text:p>15360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8">
            <text:p>8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92">
            <text:p>9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8">
            <text:p>10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17">
            <text:p>1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53">
            <text:p>15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54">
            <text:p>15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55">
            <text:p>15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9">
            <text:p>16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77">
            <text:p>17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85">
            <text:p>18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86">
            <text:p>18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87">
            <text:p>18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89">
            <text:p>18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93">
            <text:p>1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94">
            <text:p>19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98">
            <text:p>19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2">
            <text:p>2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3">
            <text:p>20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6">
            <text:p>20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12">
            <text:p>2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13">
            <text:p>21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16">
            <text:p>21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18">
            <text:p>21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19">
            <text:p>21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1">
            <text:p>22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5">
            <text:p>22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33">
            <text:p>23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34">
            <text:p>23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46">
            <text:p>24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49">
            <text:p>24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3">
            <text:p>25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75">
            <text:p>7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12">
            <text:p>1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24">
            <text:p>12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37">
            <text:p>1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38">
            <text:p>1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45">
            <text:p>14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49">
            <text:p>14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56">
            <text:p>15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65">
            <text:p>16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69">
            <text:p>16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06">
            <text:p>20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13">
            <text:p>21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17">
            <text:p>21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18">
            <text:p>21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25">
            <text:p>22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33">
            <text:p>23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42">
            <text:p>24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49">
            <text:p>24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51">
            <text:p>25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98">
            <text:p>9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17">
            <text:p>1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38">
            <text:p>1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45">
            <text:p>14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49">
            <text:p>14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66">
            <text:p>16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70">
            <text:p>17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86">
            <text:p>18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94">
            <text:p>19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01">
            <text:p>20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17">
            <text:p>21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18">
            <text:p>21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21">
            <text:p>22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25">
            <text:p>22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31">
            <text:p>23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34">
            <text:p>23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49">
            <text:p>24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8432">
            <text:p>18432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92">
            <text:p>9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96">
            <text:p>9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38">
            <text:p>1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51">
            <text:p>15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53">
            <text:p>15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60">
            <text:p>16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62">
            <text:p>16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72">
            <text:p>17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73">
            <text:p>17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95">
            <text:p>19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97">
            <text:p>19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98">
            <text:p>19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02">
            <text:p>2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06">
            <text:p>20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09">
            <text:p>20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16">
            <text:p>21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17">
            <text:p>21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18">
            <text:p>21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33">
            <text:p>23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35">
            <text:p>23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36">
            <text:p>23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44">
            <text:p>24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45">
            <text:p>24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48">
            <text:p>24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49">
            <text:p>24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53">
            <text:p>25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9456">
            <text:p>19456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83">
            <text:p>8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24">
            <text:p>12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38">
            <text:p>1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45">
            <text:p>14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52">
            <text:p>15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53">
            <text:p>15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57">
            <text:p>15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65">
            <text:p>16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70">
            <text:p>17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71">
            <text:p>1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78">
            <text:p>17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80">
            <text:p>18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86">
            <text:p>18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89">
            <text:p>18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94">
            <text:p>19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97">
            <text:p>19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98">
            <text:p>19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01">
            <text:p>20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05">
            <text:p>20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06">
            <text:p>20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13">
            <text:p>21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17">
            <text:p>21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18">
            <text:p>21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20">
            <text:p>22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25">
            <text:p>22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33">
            <text:p>23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37">
            <text:p>23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44">
            <text:p>24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46">
            <text:p>24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48">
            <text:p>24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49">
            <text:p>24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0480">
            <text:p>20480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96">
            <text:p>9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04">
            <text:p>10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16">
            <text:p>11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38">
            <text:p>1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45">
            <text:p>14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52">
            <text:p>15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66">
            <text:p>16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70">
            <text:p>17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72">
            <text:p>17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78">
            <text:p>17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93">
            <text:p>1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94">
            <text:p>19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97">
            <text:p>19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02">
            <text:p>2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24">
            <text:p>22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34">
            <text:p>23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38">
            <text:p>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46">
            <text:p>24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1504">
            <text:p>21504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83">
            <text:p>8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86">
            <text:p>8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88">
            <text:p>8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92">
            <text:p>9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02">
            <text:p>10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03">
            <text:p>10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04">
            <text:p>10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15">
            <text:p>11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16">
            <text:p>11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17">
            <text:p>11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18">
            <text:p>11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26">
            <text:p>12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28">
            <text:p>1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29">
            <text:p>12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30">
            <text:p>13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38">
            <text:p>1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40">
            <text:p>14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41">
            <text:p>1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42">
            <text:p>1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49">
            <text:p>14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51">
            <text:p>15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52">
            <text:p>15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53">
            <text:p>15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57">
            <text:p>15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62">
            <text:p>16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63">
            <text:p>16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70">
            <text:p>17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71">
            <text:p>17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72">
            <text:p>17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73">
            <text:p>17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77">
            <text:p>17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78">
            <text:p>17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79">
            <text:p>17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80">
            <text:p>18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81">
            <text:p>18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82">
            <text:p>18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86">
            <text:p>18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88">
            <text:p>18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89">
            <text:p>18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90">
            <text:p>19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91">
            <text:p>19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93">
            <text:p>1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97">
            <text:p>19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98">
            <text:p>19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199">
            <text:p>19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02">
            <text:p>2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05">
            <text:p>20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06">
            <text:p>20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09">
            <text:p>20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18">
            <text:p>21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21">
            <text:p>22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29">
            <text:p>22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32">
            <text:p>23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34">
            <text:p>23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37">
            <text:p>23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38">
            <text:p>2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46">
            <text:p>24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49">
            <text:p>24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50">
            <text:p>25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2528">
            <text:p>22528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17">
            <text:p>1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18">
            <text:p>1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41">
            <text:p>14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49">
            <text:p>14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53">
            <text:p>15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58">
            <text:p>15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62">
            <text:p>16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73">
            <text:p>17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78">
            <text:p>17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81">
            <text:p>18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84">
            <text:p>18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85">
            <text:p>18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86">
            <text:p>18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87">
            <text:p>18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88">
            <text:p>18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89">
            <text:p>18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93">
            <text:p>1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94">
            <text:p>19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95">
            <text:p>19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96">
            <text:p>19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97">
            <text:p>19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98">
            <text:p>19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02">
            <text:p>2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05">
            <text:p>20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06">
            <text:p>20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09">
            <text:p>20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13">
            <text:p>21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16">
            <text:p>21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18">
            <text:p>21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21">
            <text:p>22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24">
            <text:p>22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25">
            <text:p>22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26">
            <text:p>22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27">
            <text:p>22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28">
            <text:p>22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29">
            <text:p>22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30">
            <text:p>23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31">
            <text:p>23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32">
            <text:p>23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33">
            <text:p>23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34">
            <text:p>23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35">
            <text:p>23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40">
            <text:p>24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41">
            <text:p>24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44">
            <text:p>24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45">
            <text:p>24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46">
            <text:p>24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47">
            <text:p>24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48">
            <text:p>24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49">
            <text:p>24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50">
            <text:p>25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51">
            <text:p>25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52">
            <text:p>25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53">
            <text:p>25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54">
            <text:p>25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3552">
            <text:p>23552</text:p>
          </table:table-cell>
          <table:table-cell office:value-type="float" office:value="255">
            <text:p>25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88">
            <text:p>8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04">
            <text:p>10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05">
            <text:p>10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16">
            <text:p>11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18">
            <text:p>1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38">
            <text:p>1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45">
            <text:p>14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53">
            <text:p>15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59">
            <text:p>15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66">
            <text:p>16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70">
            <text:p>17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72">
            <text:p>17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75">
            <text:p>17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85">
            <text:p>18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86">
            <text:p>18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89">
            <text:p>18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93">
            <text:p>1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96">
            <text:p>19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98">
            <text:p>19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02">
            <text:p>2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05">
            <text:p>20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11">
            <text:p>21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12">
            <text:p>2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13">
            <text:p>21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14">
            <text:p>21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15">
            <text:p>21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16">
            <text:p>21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17">
            <text:p>21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18">
            <text:p>21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25">
            <text:p>22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34">
            <text:p>23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46">
            <text:p>24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4576">
            <text:p>24576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74">
            <text:p>7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76">
            <text:p>7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77">
            <text:p>7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14">
            <text:p>11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20">
            <text:p>12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26">
            <text:p>12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28">
            <text:p>1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31">
            <text:p>13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34">
            <text:p>13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36">
            <text:p>13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37">
            <text:p>1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45">
            <text:p>14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49">
            <text:p>14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52">
            <text:p>15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53">
            <text:p>15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60">
            <text:p>16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65">
            <text:p>16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70">
            <text:p>17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75">
            <text:p>17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78">
            <text:p>17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79">
            <text:p>17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84">
            <text:p>18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85">
            <text:p>18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86">
            <text:p>18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87">
            <text:p>18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93">
            <text:p>1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01">
            <text:p>20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02">
            <text:p>2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09">
            <text:p>20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13">
            <text:p>21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14">
            <text:p>21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16">
            <text:p>21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22">
            <text:p>22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29">
            <text:p>22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34">
            <text:p>23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46">
            <text:p>24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49">
            <text:p>24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5600">
            <text:p>25600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96">
            <text:p>9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12">
            <text:p>1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35">
            <text:p>13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62">
            <text:p>16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70">
            <text:p>17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78">
            <text:p>17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86">
            <text:p>18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93">
            <text:p>1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94">
            <text:p>19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97">
            <text:p>19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01">
            <text:p>20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02">
            <text:p>2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04">
            <text:p>20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06">
            <text:p>20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13">
            <text:p>21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17">
            <text:p>21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18">
            <text:p>21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20">
            <text:p>22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25">
            <text:p>22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28">
            <text:p>22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33">
            <text:p>23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35">
            <text:p>23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36">
            <text:p>23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45">
            <text:p>24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46">
            <text:p>24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51">
            <text:p>25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52">
            <text:p>25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53">
            <text:p>25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6624">
            <text:p>26624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62">
            <text:p>6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75">
            <text:p>7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09">
            <text:p>10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12">
            <text:p>1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13">
            <text:p>11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14">
            <text:p>11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37">
            <text:p>1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47">
            <text:p>14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48">
            <text:p>14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49">
            <text:p>14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62">
            <text:p>16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64">
            <text:p>16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65">
            <text:p>16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66">
            <text:p>16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69">
            <text:p>16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78">
            <text:p>17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86">
            <text:p>18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93">
            <text:p>1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97">
            <text:p>19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02">
            <text:p>2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17">
            <text:p>21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18">
            <text:p>21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22">
            <text:p>22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29">
            <text:p>22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34">
            <text:p>23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37">
            <text:p>23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46">
            <text:p>24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49">
            <text:p>24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7648">
            <text:p>27648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14">
            <text:p>11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18">
            <text:p>1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26">
            <text:p>1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31">
            <text:p>1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51">
            <text:p>1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63">
            <text:p>1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66">
            <text:p>16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71">
            <text:p>17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86">
            <text:p>18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92">
            <text:p>19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94">
            <text:p>19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97">
            <text:p>1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98">
            <text:p>19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02">
            <text:p>2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05">
            <text:p>20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06">
            <text:p>20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09">
            <text:p>20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12">
            <text:p>2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13">
            <text:p>21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18">
            <text:p>21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21">
            <text:p>22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29">
            <text:p>22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32">
            <text:p>23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34">
            <text:p>23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37">
            <text:p>23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40">
            <text:p>24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43">
            <text:p>24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44">
            <text:p>24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45">
            <text:p>24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46">
            <text:p>24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48">
            <text:p>24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49">
            <text:p>24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51">
            <text:p>25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52">
            <text:p>25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8672">
            <text:p>28672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83">
            <text:p>8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84">
            <text:p>8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86">
            <text:p>8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88">
            <text:p>8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92">
            <text:p>9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94">
            <text:p>9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04">
            <text:p>10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07">
            <text:p>10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09">
            <text:p>10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11">
            <text:p>1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13">
            <text:p>11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16">
            <text:p>11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18">
            <text:p>11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19">
            <text:p>11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20">
            <text:p>12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32">
            <text:p>1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34">
            <text:p>13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36">
            <text:p>13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37">
            <text:p>13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38">
            <text:p>1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39">
            <text:p>1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40">
            <text:p>1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41">
            <text:p>14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42">
            <text:p>1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43">
            <text:p>14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47">
            <text:p>1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49">
            <text:p>14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54">
            <text:p>15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55">
            <text:p>1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63">
            <text:p>16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65">
            <text:p>16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66">
            <text:p>16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67">
            <text:p>16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70">
            <text:p>17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72">
            <text:p>17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78">
            <text:p>17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84">
            <text:p>18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86">
            <text:p>18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89">
            <text:p>1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91">
            <text:p>1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97">
            <text:p>19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98">
            <text:p>19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199">
            <text:p>19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06">
            <text:p>20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08">
            <text:p>20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14">
            <text:p>2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20">
            <text:p>22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29">
            <text:p>22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34">
            <text:p>23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37">
            <text:p>23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45">
            <text:p>24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46">
            <text:p>24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50">
            <text:p>25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51">
            <text:p>25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52">
            <text:p>25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53">
            <text:p>25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54">
            <text:p>25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9696">
            <text:p>29696</text:p>
          </table:table-cell>
          <table:table-cell office:value-type="float" office:value="255">
            <text:p>25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08">
            <text:p>10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09">
            <text:p>10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14">
            <text:p>11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18">
            <text:p>1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38">
            <text:p>1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43">
            <text:p>14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47">
            <text:p>14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51">
            <text:p>1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56">
            <text:p>1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67">
            <text:p>16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68">
            <text:p>16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69">
            <text:p>16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70">
            <text:p>17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71">
            <text:p>17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75">
            <text:p>17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78">
            <text:p>17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85">
            <text:p>18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86">
            <text:p>18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87">
            <text:p>18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89">
            <text:p>18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92">
            <text:p>19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93">
            <text:p>1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94">
            <text:p>19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96">
            <text:p>19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97">
            <text:p>19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98">
            <text:p>19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01">
            <text:p>20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02">
            <text:p>2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05">
            <text:p>20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08">
            <text:p>20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13">
            <text:p>2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25">
            <text:p>2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33">
            <text:p>23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37">
            <text:p>23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39">
            <text:p>23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41">
            <text:p>2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45">
            <text:p>24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46">
            <text:p>24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48">
            <text:p>24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52">
            <text:p>25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53">
            <text:p>25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0720">
            <text:p>30720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88">
            <text:p>8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01">
            <text:p>10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04">
            <text:p>10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09">
            <text:p>1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10">
            <text:p>1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18">
            <text:p>1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22">
            <text:p>1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24">
            <text:p>1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28">
            <text:p>1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30">
            <text:p>1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33">
            <text:p>1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36">
            <text:p>1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38">
            <text:p>1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39">
            <text:p>1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40">
            <text:p>1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42">
            <text:p>1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43">
            <text:p>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47">
            <text:p>14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49">
            <text:p>1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51">
            <text:p>15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52">
            <text:p>15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53">
            <text:p>15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56">
            <text:p>15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62">
            <text:p>16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67">
            <text:p>16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68">
            <text:p>16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69">
            <text:p>16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70">
            <text:p>1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71">
            <text:p>17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72">
            <text:p>1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73">
            <text:p>17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74">
            <text:p>17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75">
            <text:p>17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77">
            <text:p>17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78">
            <text:p>17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80">
            <text:p>18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81">
            <text:p>18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85">
            <text:p>18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86">
            <text:p>18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87">
            <text:p>1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89">
            <text:p>18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93">
            <text:p>1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94">
            <text:p>19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95">
            <text:p>1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96">
            <text:p>1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97">
            <text:p>19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98">
            <text:p>19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01">
            <text:p>2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02">
            <text:p>20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04">
            <text:p>20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06">
            <text:p>20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08">
            <text:p>20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09">
            <text:p>20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10">
            <text:p>2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11">
            <text:p>2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12">
            <text:p>21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13">
            <text:p>21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15">
            <text:p>21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16">
            <text:p>2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18">
            <text:p>21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19">
            <text:p>21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20">
            <text:p>22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21">
            <text:p>2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25">
            <text:p>22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27">
            <text:p>2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28">
            <text:p>22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33">
            <text:p>23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34">
            <text:p>23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35">
            <text:p>2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36">
            <text:p>23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37">
            <text:p>23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40">
            <text:p>24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42">
            <text:p>24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43">
            <text:p>24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44">
            <text:p>24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45">
            <text:p>24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46">
            <text:p>24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47">
            <text:p>24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48">
            <text:p>24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49">
            <text:p>24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51">
            <text:p>2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52">
            <text:p>25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53">
            <text:p>25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1744">
            <text:p>31744</text:p>
          </table:table-cell>
          <table:table-cell office:value-type="float" office:value="255">
            <text:p>255</text:p>
          </table:table-cell>
          <table:table-cell office:value-type="float" office:value="70">
            <text:p>70</text:p>
          </table:table-cell>
        </table:table-row>
      </table:table>
      <table:table table:name="Лист1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1.02.2015</text:date>, <text:time>15:42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15:33:43.63</meta:creation-date>
    <dc:date>2015-02-01T15:42:15.36</dc:date>
    <meta:editing-duration>PT8M33S</meta:editing-duration>
    <meta:editing-cycles>1</meta:editing-cycles>
    <meta:document-statistic meta:table-count="4" meta:cell-count="23718" meta:object-count="0"/>
    <meta:generator>OpenOffice_Beta/4.1.0$Win32 OpenOffice.org_project/410m14$Build-9760</meta:generator>
  </office:meta>
</office:document-meta>
</file>